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44">«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45">«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0:01:03.722299724</dc:date>
    <meta:editing-duration>P4DT13H8M45S</meta:editing-duration>
    <meta:editing-cycles>182</meta:editing-cycles>
    <meta:generator>LibreOffice/7.5.5.2$Linux_X86_64 LibreOffice_project/50$Build-2</meta:generator>
    <meta:document-statistic meta:table-count="0" meta:image-count="0" meta:object-count="0" meta:page-count="5" meta:paragraph-count="69" meta:word-count="1263" meta:character-count="6727" meta:non-whitespace-character-count="5525"/>
  </office:meta>
</office:document-meta>
</file>